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4eaa01"/>
    </style:style>
    <style:style style:name="P4" style:family="paragraph" style:parent-style-name="Heading_20_3">
      <style:text-properties officeooo:paragraph-rsid="004eaa01"/>
    </style:style>
    <style:style style:name="P5" style:family="paragraph" style:parent-style-name="Text_20_body">
      <style:text-properties style:font-name="Ubuntu Mono"/>
    </style:style>
    <style:style style:name="T1" style:family="text">
      <style:text-properties officeooo:rsid="001ecd26"/>
    </style:style>
    <style:style style:name="T2" style:family="text">
      <style:text-properties officeooo:rsid="004c4843"/>
    </style:style>
    <style:style style:name="T3" style:family="text">
      <style:text-properties officeooo:rsid="005287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2">3.</text:span><text:span text:style-name="T3">2</text:span></text:h>
      <text:h text:style-name="Heading_20_3" text:outline-level="3"/>
      <text:p text:style-name="P5">Запуск программы:</text:p>
      <text:p text:style-name="P5"><text:s text:c="2"/>загрузка исходного окружения</text:p>
      <text:p text:style-name="P5"/>
      <text:p text:style-name="P5">--&gt; // Величко Арсений Александрович ИВТ 1-2-3</text:p>
      <text:p text:style-name="P5"/>
      <text:p text:style-name="P5">--&gt; Xn=-4;dX=1.5;Xk=5;</text:p>
      <text:p text:style-name="P5"/>
      <text:p text:style-name="P5">--&gt; X=Xn:dX:Xk</text:p>
      <text:p text:style-name="P5"><text:s/>X <text:s/>= </text:p>
      <text:p text:style-name="P5"/>
      <text:p text:style-name="P5"><text:s text:c="2"/>-4. <text:s/>-2.5 <text:s/>-1. <text:s text:c="2"/>0.5 <text:s text:c="2"/>2. <text:s text:c="2"/>3.5 <text:s text:c="2"/>5.</text:p>
      <text:p text:style-name="P5"/>
      <text:p text:style-name="P5"/>
      <text:p text:style-name="P5">--&gt; Y = cos(X)</text:p>
      <text:p text:style-name="P5"><text:s/>Y <text:s/>= </text:p>
      <text:p text:style-name="P5"/>
      <text:p text:style-name="P5"><text:s text:c="2"/>-0.6536436 <text:s/>-0.8011436 <text:s text:c="2"/>0.5403023 <text:s text:c="2"/>0.8775826 <text:s/>-0.4161468 <text:s/>-0.9364567 <text:s text:c="2"/>0.2836622</text:p>
      <text:p text:style-name="P5"/>
      <text:p text:style-name="P5"/>
      <text:p text:style-name="P5">--&gt; A = 0:6</text:p>
      <text:p text:style-name="P5"><text:s/>A <text:s/>= </text:p>
      <text:p text:style-name="P5"/>
      <text:p text:style-name="P5"><text:s text:c="3"/>0. <text:s text:c="2"/>1. <text:s text:c="2"/>2. <text:s text:c="2"/>3. <text:s text:c="2"/>4. <text:s text:c="2"/>5. <text:s text:c="2"/>6.</text:p>
      <text:p text:style-name="P5"/>
      <text:p text:style-name="P5"/>
      <text:p text:style-name="P5">--&gt; ans / 2 + ans</text:p>
      <text:p text:style-name="P5"/>
      <text:p text:style-name="P5"><text:soft-page-break/>Неопределённая переменная: ans</text:p>
      <text:p text:style-name="P5"/>
      <text:p text:style-name="P5">--&gt; A / 2 + A</text:p>
      <text:p text:style-name="P5"><text:s/>ans <text:s/>=</text:p>
      <text:p text:style-name="P5"/>
      <text:p text:style-name="P5"><text:s text:c="3"/>0. <text:s text:c="2"/>1.5 <text:s text:c="2"/>3. <text:s text:c="2"/>4.5 <text:s text:c="2"/>6. <text:s text:c="2"/>7.5 <text:s text:c="2"/>9.</text:p>
      <text:p text:style-name="P5"/>
      <text:p text:style-name="P5"/>
      <text:p text:style-name="P5">--&gt; name = [1 2 3 4 5 6 7]</text:p>
      <text:p text:style-name="P5"><text:s/>name <text:s/>= </text:p>
      <text:p text:style-name="P5"/>
      <text:p text:style-name="P5"><text:s text:c="3"/>1. <text:s text:c="2"/>2. <text:s text:c="2"/>3. <text:s text:c="2"/>4. <text:s text:c="2"/>5. <text:s text:c="2"/>6. <text:s text:c="2"/>7.</text:p>
      <text:p text:style-name="P5"/>
      <text:p text:style-name="P5"/>
      <text:p text:style-name="P5">--&gt; name1 = [1; 1; 1; 1]</text:p>
      <text:p text:style-name="P5"><text:s/>name1 <text:s/>= </text:p>
      <text:p text:style-name="P5"/>
      <text:p text:style-name="P5"><text:s text:c="3"/>1.</text:p>
      <text:p text:style-name="P5"><text:s text:c="3"/>1.</text:p>
      <text:p text:style-name="P5"><text:s text:c="3"/>1.</text:p>
      <text:p text:style-name="P5"><text:s text:c="3"/>1.</text:p>
      <text:p text:style-name="P5"/>
      <text:p text:style-name="P5"/>
      <text:p text:style-name="P5">--&gt; name1(2)</text:p>
      <text:p text:style-name="P5"><text:s/>ans <text:s/>=</text:p>
      <text:p text:style-name="P5"/>
      <text:p text:style-name="P5"><text:s text:c="3"/>1.</text:p>
      <text:p text:style-name="P5"/>
      <text:p text:style-name="P5"/>
      <text:p text:style-name="P5">--&gt; name1(0)</text:p>
      <text:p text:style-name="P5"/>
      <text:p text:style-name="P5"><text:soft-page-break/>Недопустимый индекс.</text:p>
      <text:p text:style-name="P5"/>
      <text:p text:style-name="P5">--&gt; matrix0 = [1 2 3; 4 5 6; 7 8 9]</text:p>
      <text:p text:style-name="P5"><text:s/>matrix0 <text:s/>= </text:p>
      <text:p text:style-name="P5"/>
      <text:p text:style-name="P5"><text:s text:c="3"/>1. <text:s text:c="2"/>2. <text:s text:c="2"/>3.</text:p>
      <text:p text:style-name="P5"><text:s text:c="3"/>4. <text:s text:c="2"/>5. <text:s text:c="2"/>6.</text:p>
      <text:p text:style-name="P5"><text:s text:c="3"/>7. <text:s text:c="2"/>8. <text:s text:c="2"/>9.</text:p>
      <text:p text:style-name="P5"/>
      <text:p text:style-name="P5"/>
      <text:p text:style-name="P5">--&gt; matrix(1, 1) + matrix(3, 3)</text:p>
      <text:p text:style-name="P5"/>
      <text:p text:style-name="P5">matrix: Входные и выходные матрицы должны иметь одинаковое количество элементов.</text:p>
      <text:p text:style-name="P5"/>
      <text:p text:style-name="P5">--&gt; matrix0(1,1) + matrix0(3,3)</text:p>
      <text:p text:style-name="P5"><text:s/>ans <text:s/>=</text:p>
      <text:p text:style-name="P5"/>
      <text:p text:style-name="P5"><text:s text:c="3"/>10.</text:p>
      <text:p text:style-name="P5"/>
      <text:p text:style-name="P5"/>
      <text:p text:style-name="P5">--&gt; str0 = [3 2 1]</text:p>
      <text:p text:style-name="P5"><text:s/>str0 <text:s/>= </text:p>
      <text:p text:style-name="P5"/>
      <text:p text:style-name="P5"><text:s text:c="3"/>3. <text:s text:c="2"/>2. <text:s text:c="2"/>1.</text:p>
      <text:p text:style-name="P5"/>
      <text:p text:style-name="P5"/>
      <text:p text:style-name="P5">--&gt; matrix1 = [str0; str0; str0]</text:p>
      <text:p text:style-name="P5"><text:s/>matrix1 <text:s/>= </text:p>
      <text:p text:style-name="P5"/>
      <text:p text:style-name="P5"><text:s text:c="3"/>3. <text:s text:c="2"/>2. <text:s text:c="2"/>1.</text:p>
      <text:p text:style-name="P5"><text:s text:c="3"/>3. <text:s text:c="2"/>2. <text:s text:c="2"/>1.</text:p>
      <text:p text:style-name="P5"><text:soft-page-break/><text:s text:c="3"/>3. <text:s text:c="2"/>2. <text:s text:c="2"/>1.</text:p>
      <text:p text:style-name="P5"/>
      <text:p text:style-name="P5"/>
      <text:p text:style-name="P5">--&gt; matrix2 = [str0 str0 str0]</text:p>
      <text:p text:style-name="P5"><text:s/>matrix2 <text:s/>= </text:p>
      <text:p text:style-name="P5"/>
      <text:p text:style-name="P5"><text:s text:c="3"/>3. <text:s text:c="2"/>2. <text:s text:c="2"/>1. <text:s text:c="2"/>3. <text:s text:c="2"/>2. <text:s text:c="2"/>1. <text:s text:c="2"/>3. <text:s text:c="2"/>2. <text:s text:c="2"/>1.</text:p>
      <text:p text:style-name="P5"/>
      <text:p text:style-name="P5"/>
      <text:p text:style-name="P5">--&gt; matrix1(:,2)</text:p>
      <text:p text:style-name="P5"><text:s/>ans <text:s/>=</text:p>
      <text:p text:style-name="P5"/>
      <text:p text:style-name="P5"><text:s text:c="3"/>2.</text:p>
      <text:p text:style-name="P5"><text:s text:c="3"/>2.</text:p>
      <text:p text:style-name="P5"><text:s text:c="3"/>2.</text:p>
      <text:p text:style-name="P5"/>
      <text:p text:style-name="P5"/>
      <text:p text:style-name="P5">--&gt; matrix1(1,:)</text:p>
      <text:p text:style-name="P5"><text:s/>ans <text:s/>=</text:p>
      <text:p text:style-name="P5"/>
      <text:p text:style-name="P5"><text:s text:c="3"/>3. <text:s text:c="2"/>2. <text:s text:c="2"/>1.</text:p>
      <text:p text:style-name="P5"/>
      <text:p text:style-name="P5"/>
      <text:p text:style-name="P5">--&gt; matrix1(1:2,2:3)</text:p>
      <text:p text:style-name="P5"><text:s/>ans <text:s/>=</text:p>
      <text:p text:style-name="P5"/>
      <text:p text:style-name="P5"><text:s text:c="3"/>2. <text:s text:c="2"/>1.</text:p>
      <text:p text:style-name="P5"><text:s text:c="3"/>2. <text:s text:c="2"/>1.</text:p>
      <text:p text:style-name="P5"/>
      <text:p text:style-name="P5"/>
      <text:p text:style-name="P5">--&gt; matrix1(1,:) = []</text:p>
      <text:p text:style-name="P5"><text:soft-page-break/><text:s/>matrix1 <text:s/>= </text:p>
      <text:p text:style-name="P5"/>
      <text:p text:style-name="P5"><text:s text:c="3"/>3. <text:s text:c="2"/>2. <text:s text:c="2"/>1.</text:p>
      <text:p text:style-name="P5"><text:s text:c="3"/>3. <text:s text:c="2"/>2. <text:s text:c="2"/>1.</text:p>
      <text:p text:style-name="P5"/>
      <text:p text:style-name="P5"/>
      <text:p text:style-name="P5">--&gt; matrix1(:,2) = []</text:p>
      <text:p text:style-name="P5"><text:s/>matrix1 <text:s/>= </text:p>
      <text:p text:style-name="P5"/>
      <text:p text:style-name="P5"><text:s text:c="3"/>3. <text:s text:c="2"/>1.</text:p>
      <text:p text:style-name="P5"><text:s text:c="3"/>3. <text:s text:c="2"/>1.</text:p>
      <text:p text:style-name="P5"/>
      <text:p text:style-name="P5"/>
      <text:p text:style-name="P5">--&gt; v = matrix1(:)</text:p>
      <text:p text:style-name="P5"><text:s/>v <text:s/>= </text:p>
      <text:p text:style-name="P5"/>
      <text:p text:style-name="P5"><text:s text:c="3"/>3.</text:p>
      <text:p text:style-name="P5"><text:s text:c="3"/>3.</text:p>
      <text:p text:style-name="P5"><text:s text:c="3"/>1.</text:p>
      <text:p text:style-name="P5"><text:s text:c="3"/>1.</text:p>
      <text:p text:style-name="P5"/>
      <text:p text:style-name="P5"/>
      <text:p text:style-name="P5">--&gt; b=v(2:4)</text:p>
      <text:p text:style-name="P5"><text:s/>b <text:s/>= </text:p>
      <text:p text:style-name="P5"/>
      <text:p text:style-name="P5"><text:s text:c="3"/>3.</text:p>
      <text:p text:style-name="P5"><text:s text:c="3"/>1.</text:p>
      <text:p text:style-name="P5"><text:s text:c="3"/>1.</text:p>
      <text:p text:style-name="P5"/>
      <text:p text:style-name="P5"/>
      <text:p text:style-name="P5">--&gt; b(2)=[]</text:p>
      <text:p text:style-name="P5"><text:soft-page-break/><text:s/>b <text:s/>= </text:p>
      <text:p text:style-name="P5"/>
      <text:p text:style-name="P5"><text:s text:c="3"/>3.</text:p>
      <text:p text:style-name="P5"><text:s text:c="3"/>1.</text:p>
      <text:p text:style-name="P5"/>
      <text:p text:style-name="P5"/>
      <text:p text:style-name="P5">--&gt; A=[1 2 0;-1 3 1;4 -2 5]</text:p>
      <text:p text:style-name="P5"><text:s/>A <text:s/>= </text:p>
      <text:p text:style-name="P5"/>
      <text:p text:style-name="P5"><text:s text:c="3"/>1. <text:s text:c="2"/>2. <text:s text:c="2"/>0.</text:p>
      <text:p text:style-name="P5"><text:s text:c="2"/>-1. <text:s text:c="2"/>3. <text:s text:c="2"/>1.</text:p>
      <text:p text:style-name="P5"><text:s text:c="3"/>4. <text:s/>-2. <text:s text:c="2"/>5.</text:p>
      <text:p text:style-name="P5"/>
      <text:p text:style-name="P5"/>
      <text:p text:style-name="P5">--&gt; B=[-1 0 1;2 1 1;3 -1 -1]</text:p>
      <text:p text:style-name="P5"><text:s/>B <text:s/>= </text:p>
      <text:p text:style-name="P5"/>
      <text:p text:style-name="P5"><text:s text:c="2"/>-1. <text:s text:c="2"/>0. <text:s text:c="2"/>1.</text:p>
      <text:p text:style-name="P5"><text:s text:c="3"/>2. <text:s text:c="2"/>1. <text:s text:c="2"/>1.</text:p>
      <text:p text:style-name="P5"><text:s text:c="3"/>3. <text:s/>-1. <text:s/>-1.</text:p>
      <text:p text:style-name="P5"/>
      <text:p text:style-name="P5"/>
      <text:p text:style-name="P5">--&gt; (A’+B)^2-2*A*(1/2*B’-A)</text:p>
      <text:p text:style-name="P5"/>
      <text:p text:style-name="P5">Неопределённая переменная: A’</text:p>
      <text:p text:style-name="P5"/>
      <text:p text:style-name="P5">--&gt; A * B</text:p>
      <text:p text:style-name="P5"><text:s/>ans <text:s/>=</text:p>
      <text:p text:style-name="P5"/>
      <text:p text:style-name="P5"><text:s text:c="3"/>3. <text:s text:c="3"/>2. <text:s text:c="2"/>3.</text:p>
      <text:p text:style-name="P5"><text:s text:c="3"/>10. <text:s text:c="2"/>2. <text:s text:c="2"/>1.</text:p>
      <text:p text:style-name="P5"><text:soft-page-break/><text:s text:c="3"/>7. <text:s text:c="2"/>-7. <text:s/>-3.</text:p>
      <text:p text:style-name="P5"/>
      <text:p text:style-name="P5"/>
      <text:p text:style-name="P5">--&gt; B * a</text:p>
      <text:p text:style-name="P5"/>
      <text:p text:style-name="P5">Неопределённая переменная: a</text:p>
      <text:p text:style-name="P5"/>
      <text:p text:style-name="P5">--&gt; B * A</text:p>
      <text:p text:style-name="P5"><text:s/>ans <text:s/>=</text:p>
      <text:p text:style-name="P5"/>
      <text:p text:style-name="P5"><text:s text:c="3"/>3. <text:s/>-4. <text:s text:c="2"/>5.</text:p>
      <text:p text:style-name="P5"><text:s text:c="3"/>5. <text:s text:c="2"/>5. <text:s text:c="2"/>6.</text:p>
      <text:p text:style-name="P5"><text:s text:c="3"/>0. <text:s text:c="2"/>5. <text:s/>-6.</text:p>
      <text:p text:style-name="P5"/>
      <text:p text:style-name="P5"/>
      <text:p text:style-name="P5">--&gt; B / A</text:p>
      <text:p text:style-name="P5"><text:s/>ans <text:s/>=</text:p>
      <text:p text:style-name="P5"/>
      <text:p text:style-name="P5"><text:s text:c="2"/>-0.7714286 <text:s text:c="2"/>0.5714286 <text:s text:c="2"/>0.0857143</text:p>
      <text:p text:style-name="P5"><text:s text:c="3"/>0.9428571 <text:s/>-0.1428571 <text:s text:c="2"/>0.2285714</text:p>
      <text:p text:style-name="P5"><text:s text:c="3"/>1.4857143 <text:s/>-1.2857143 <text:s text:c="2"/>0.0571429</text:p>
      <text:p text:style-name="P5"/>
      <text:p text:style-name="P5"/>
      <text:p text:style-name="P5">--&gt; B \ A</text:p>
      <text:p text:style-name="P5"><text:s/>ans <text:s/>=</text:p>
      <text:p text:style-name="P5"/>
      <text:p text:style-name="P5"><text:s text:c="3"/>0.6 <text:s text:c="2"/>0.2 <text:s text:c="2"/>1.2</text:p>
      <text:p text:style-name="P5"><text:s text:c="2"/>-3.8 <text:s text:c="2"/>0.4 <text:s/>-2.6</text:p>
      <text:p text:style-name="P5"><text:s text:c="3"/>1.6 <text:s text:c="2"/>2.2 <text:s text:c="2"/>1.2</text:p>
      <text:p text:style-name="P5"/>
      <text:p text:style-name="P5"/>
      <text:p text:style-name="P5"><text:soft-page-break/>--&gt; A`</text:p>
      <text:p text:style-name="P5">A`</text:p>
      <text:p text:style-name="P5"><text:s/>^^</text:p>
      <text:p text:style-name="P5">Ошибка: Unexpected token '`'</text:p>
      <text:p text:style-name="P5"/>
      <text:p text:style-name="P5">--&gt; A'</text:p>
      <text:p text:style-name="P5"><text:s/>ans <text:s/>=</text:p>
      <text:p text:style-name="P5"/>
      <text:p text:style-name="P5"><text:s text:c="3"/>1. <text:s/>-1. <text:s text:c="2"/>4.</text:p>
      <text:p text:style-name="P5"><text:s text:c="3"/>2. <text:s text:c="2"/>3. <text:s/>-2.</text:p>
      <text:p text:style-name="P5"><text:s text:c="3"/>0. <text:s text:c="2"/>1. <text:s text:c="2"/>5.</text:p>
      <text:p text:style-name="P5"/>
      <text:p text:style-name="P5"/>
      <text:p text:style-name="P5">--&gt; (A'+B)^2-2*A*(1/2*B'-A)</text:p>
      <text:p text:style-name="P5"><text:s/>ans <text:s/>=</text:p>
      <text:p text:style-name="P5"/>
      <text:p text:style-name="P5"><text:s text:c="3"/>10. <text:s text:c="2"/>8. <text:s text:c="3"/>24.</text:p>
      <text:p text:style-name="P5"><text:s text:c="3"/>11. <text:s text:c="2"/>20. <text:s text:c="2"/>35.</text:p>
      <text:p text:style-name="P5"><text:s text:c="3"/>63. <text:s/>-30. <text:s text:c="2"/>68.</text:p>
      <text:p text:style-name="P5"/>
      <text:p text:style-name="P5"/>
      <text:p text:style-name="P5">--&gt; D=[1 2;3 4;5 6];</text:p>
      <text:p text:style-name="P5"/>
      <text:p text:style-name="P5">--&gt; matrix(D, 2,3)</text:p>
      <text:p text:style-name="P5"><text:s/>ans <text:s/>=</text:p>
      <text:p text:style-name="P5"/>
      <text:p text:style-name="P5"><text:s text:c="3"/>1. <text:s text:c="2"/>5. <text:s text:c="2"/>4.</text:p>
      <text:p text:style-name="P5"><text:s text:c="3"/>3. <text:s text:c="2"/>2. <text:s text:c="2"/>6.</text:p>
      <text:p text:style-name="P5"/>
      <text:p text:style-name="P5"/>
      <text:p text:style-name="P5">--&gt; matrix(D, 3,3)</text:p>
      <text:p text:style-name="P5"><text:soft-page-break/></text:p>
      <text:p text:style-name="P5">matrix: Входные и выходные матрицы должны иметь одинаковое количество элементов.</text:p>
      <text:p text:style-name="P5"/>
      <text:p text:style-name="P5">--&gt; matrix(D, 3,10)</text:p>
      <text:p text:style-name="P5"/>
      <text:p text:style-name="P5">matrix: Входные и выходные матрицы должны иметь одинаковое количество элементов.</text:p>
      <text:p text:style-name="P5"/>
      <text:p text:style-name="P5">--&gt; ones(5,5)</text:p>
      <text:p text:style-name="P5"><text:s/>ans <text:s/>=</text:p>
      <text:p text:style-name="P5"/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/>
      <text:p text:style-name="P5"/>
      <text:p text:style-name="P5">--&gt; ones(ans)</text:p>
      <text:p text:style-name="P5"><text:s/>ans <text:s/>=</text:p>
      <text:p text:style-name="P5"/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><text:s text:c="3"/>1. <text:s text:c="2"/>1. <text:s text:c="2"/>1. <text:s text:c="2"/>1. <text:s text:c="2"/>1.</text:p>
      <text:p text:style-name="P5"/>
      <text:p text:style-name="P5"/>
      <text:p text:style-name="P5">--&gt; zeros(5, 5)</text:p>
      <text:p text:style-name="P5"><text:s/>ans <text:s/>=</text:p>
      <text:p text:style-name="P5"/>
      <text:p text:style-name="P5"><text:s text:c="3"/>0. <text:s text:c="2"/>0. <text:s text:c="2"/>0. <text:s text:c="2"/>0. <text:s text:c="2"/>0.</text:p>
      <text:p text:style-name="P5"><text:soft-page-break/><text:s text:c="3"/>0. <text:s text:c="2"/>0. <text:s text:c="2"/>0. <text:s text:c="2"/>0. <text:s text:c="2"/>0.</text:p>
      <text:p text:style-name="P5"><text:s text:c="3"/>0. <text:s text:c="2"/>0. <text:s text:c="2"/>0. <text:s text:c="2"/>0. <text:s text:c="2"/>0.</text:p>
      <text:p text:style-name="P5"><text:s text:c="3"/>0. <text:s text:c="2"/>0. <text:s text:c="2"/>0. <text:s text:c="2"/>0. <text:s text:c="2"/>0.</text:p>
      <text:p text:style-name="P5"><text:s text:c="3"/>0. <text:s text:c="2"/>0. <text:s text:c="2"/>0. <text:s text:c="2"/>0. <text:s text:c="2"/>0.</text:p>
      <text:p text:style-name="P5"/>
      <text:p text:style-name="P5"/>
      <text:p text:style-name="P5">--&gt; eye(3, 3)</text:p>
      <text:p text:style-name="P5"><text:s/>ans <text:s/>=</text:p>
      <text:p text:style-name="P5"/>
      <text:p text:style-name="P5"><text:s text:c="3"/>1. <text:s text:c="2"/>0. <text:s text:c="2"/>0.</text:p>
      <text:p text:style-name="P5"><text:s text:c="3"/>0. <text:s text:c="2"/>1. <text:s text:c="2"/>0.</text:p>
      <text:p text:style-name="P5"><text:s text:c="3"/>0. <text:s text:c="2"/>0. <text:s text:c="2"/>1.</text:p>
      <text:p text:style-name="P5"/>
      <text:p text:style-name="P5"/>
      <text:p text:style-name="P5">--&gt; rand(5, 5)</text:p>
      <text:p text:style-name="P5"><text:s/>ans <text:s/>=</text:p>
      <text:p text:style-name="P5"/>
      <text:p text:style-name="P5"><text:s text:c="3"/>0.2113249 <text:s text:c="2"/>0.6283918 <text:s text:c="2"/>0.5608486 <text:s text:c="2"/>0.2320748 <text:s text:c="2"/>0.3076091</text:p>
      <text:p text:style-name="P5"><text:s text:c="3"/>0.7560439 <text:s text:c="2"/>0.8497452 <text:s text:c="2"/>0.6623569 <text:s text:c="2"/>0.2312237 <text:s text:c="2"/>0.9329616</text:p>
      <text:p text:style-name="P5"><text:s text:c="3"/>0.0002211 <text:s text:c="2"/>0.685731 <text:s text:c="3"/>0.7263507 <text:s text:c="2"/>0.2164633 <text:s text:c="2"/>0.2146008</text:p>
      <text:p text:style-name="P5"><text:s text:c="3"/>0.3303271 <text:s text:c="2"/>0.8782165 <text:s text:c="2"/>0.1985144 <text:s text:c="2"/>0.8833888 <text:s text:c="2"/>0.312642 </text:p>
      <text:p text:style-name="P5"><text:s text:c="3"/>0.6653811 <text:s text:c="2"/>0.068374 <text:s text:c="3"/>0.5442573 <text:s text:c="2"/>0.6525135 <text:s text:c="2"/>0.3616361</text:p>
      <text:p text:style-name="P5"/>
      <text:p text:style-name="P5"/>
      <text:p text:style-name="P5">--&gt; rand()</text:p>
      <text:p text:style-name="P5"><text:s/>ans <text:s/>=</text:p>
      <text:p text:style-name="P5"/>
      <text:p text:style-name="P5"><text:s text:c="3"/>0.2922267</text:p>
      <text:p text:style-name="P5"/>
      <text:p text:style-name="P5"/>
      <text:p text:style-name="P5">--&gt; diag(V)</text:p>
      <text:p text:style-name="P5"><text:soft-page-break/></text:p>
      <text:p text:style-name="P5">Неопределённая переменная: V</text:p>
      <text:p text:style-name="P5"/>
      <text:p text:style-name="P5">--&gt; diag(v)</text:p>
      <text:p text:style-name="P5"><text:s/>ans <text:s/>=</text:p>
      <text:p text:style-name="P5"/>
      <text:p text:style-name="P5"><text:s text:c="3"/>3. <text:s text:c="2"/>0. <text:s text:c="2"/>0. <text:s text:c="2"/>0.</text:p>
      <text:p text:style-name="P5"><text:s text:c="3"/>0. <text:s text:c="2"/>3. <text:s text:c="2"/>0. <text:s text:c="2"/>0.</text:p>
      <text:p text:style-name="P5"><text:s text:c="3"/>0. <text:s text:c="2"/>0. <text:s text:c="2"/>1. <text:s text:c="2"/>0.</text:p>
      <text:p text:style-name="P5"><text:s text:c="3"/>0. <text:s text:c="2"/>0. <text:s text:c="2"/>0. <text:s text:c="2"/>1.</text:p>
      <text:p text:style-name="P5"/>
      <text:p text:style-name="P5"/>
      <text:p text:style-name="P5">--&gt; A=[1 2 3;4 5 6;7 8 9]</text:p>
      <text:p text:style-name="P5"><text:s/>A <text:s/>= </text:p>
      <text:p text:style-name="P5"/>
      <text:p text:style-name="P5"><text:s text:c="3"/>1. <text:s text:c="2"/>2. <text:s text:c="2"/>3.</text:p>
      <text:p text:style-name="P5"><text:s text:c="3"/>4. <text:s text:c="2"/>5. <text:s text:c="2"/>6.</text:p>
      <text:p text:style-name="P5"><text:s text:c="3"/>7. <text:s text:c="2"/>8. <text:s text:c="2"/>9.</text:p>
      <text:p text:style-name="P5"/>
      <text:p text:style-name="P5"/>
      <text:p text:style-name="P5">--&gt; tril(A)</text:p>
      <text:p text:style-name="P5"><text:s/>ans <text:s/>=</text:p>
      <text:p text:style-name="P5"/>
      <text:p text:style-name="P5"><text:s text:c="3"/>1. <text:s text:c="2"/>0. <text:s text:c="2"/>0.</text:p>
      <text:p text:style-name="P5"><text:s text:c="3"/>4. <text:s text:c="2"/>5. <text:s text:c="2"/>0.</text:p>
      <text:p text:style-name="P5"><text:s text:c="3"/>7. <text:s text:c="2"/>8. <text:s text:c="2"/>9.</text:p>
      <text:p text:style-name="P5"/>
      <text:p text:style-name="P5"/>
      <text:p text:style-name="P5">--&gt; sort(a)</text:p>
      <text:p text:style-name="P5"/>
      <text:p text:style-name="P5">Неопределённая переменная: a</text:p>
      <text:p text:style-name="P5"><text:soft-page-break/></text:p>
      <text:p text:style-name="P5">--&gt; sort(A)</text:p>
      <text:p text:style-name="P5"/>
      <text:p text:style-name="P5">Неопределённая переменная: sort</text:p>
      <text:p text:style-name="P5"/>
      <text:p text:style-name="P5">--&gt; </text:p>
      <text:p text:style-name="P5"/>
      <text:p text:style-name="P5">--&gt; length(A)</text:p>
      <text:p text:style-name="P5"><text:s/>ans <text:s/>=</text:p>
      <text:p text:style-name="P5"/>
      <text:p text:style-name="P5"><text:s text:c="3"/>9.</text:p>
      <text:p text:style-name="P5"/>
      <text:p text:style-name="P5"/>
      <text:p text:style-name="P5">--&gt; sum(A)</text:p>
      <text:p text:style-name="P5"><text:s/>ans <text:s/>=</text:p>
      <text:p text:style-name="P5"/>
      <text:p text:style-name="P5"><text:s text:c="3"/>45.</text:p>
      <text:p text:style-name="P5"/>
      <text:p text:style-name="P5"/>
      <text:p text:style-name="P5">--&gt; prod(A)</text:p>
      <text:p text:style-name="P5"><text:s/>ans <text:s/>=</text:p>
      <text:p text:style-name="P5"/>
      <text:p text:style-name="P5"><text:s text:c="3"/>362880.</text:p>
      <text:p text:style-name="P5"/>
      <text:p text:style-name="P5"/>
      <text:p text:style-name="P5">--&gt; max(A)</text:p>
      <text:p text:style-name="P5"><text:s/>ans <text:s/>=</text:p>
      <text:p text:style-name="P5"/>
      <text:p text:style-name="P5"><text:s text:c="3"/>9.</text:p>
      <text:p text:style-name="P5"/>
      <text:p text:style-name="P5"/>
      <text:p text:style-name="P5"><text:soft-page-break/>--&gt; min(A)</text:p>
      <text:p text:style-name="P5"><text:s/>ans <text:s/>=</text:p>
      <text:p text:style-name="P5"/>
      <text:p text:style-name="P5"><text:s text:c="3"/>1.</text:p>
      <text:p text:style-name="P5"/>
      <text:p text:style-name="P5"/>
      <text:p text:style-name="P5">--&gt; mean(A)</text:p>
      <text:p text:style-name="P5"><text:s/>ans <text:s/>=</text:p>
      <text:p text:style-name="P5"/>
      <text:p text:style-name="P5"><text:s text:c="3"/>5.</text:p>
      <text:p text:style-name="P5"/>
      <text:p text:style-name="P5"/>
      <text:p text:style-name="P5">--&gt; median(A)</text:p>
      <text:p text:style-name="P5"><text:s/>ans <text:s/>=</text:p>
      <text:p text:style-name="P5"/>
      <text:p text:style-name="P5"><text:s text:c="3"/>5.</text:p>
      <text:p text:style-name="P5"/>
      <text:p text:style-name="P5"/>
      <text:p text:style-name="P5">--&gt; det(A)</text:p>
      <text:p text:style-name="P5"><text:s/>ans <text:s/>=</text:p>
      <text:p text:style-name="P5"/>
      <text:p text:style-name="P5"><text:s text:c="3"/>0.</text:p>
      <text:p text:style-name="P5"/>
      <text:p text:style-name="P5"/>
      <text:p text:style-name="P5">--&gt; rank(A)</text:p>
      <text:p text:style-name="P5"><text:s/>ans <text:s/>=</text:p>
      <text:p text:style-name="P5"/>
      <text:p text:style-name="P5"><text:s text:c="3"/>2.</text:p>
      <text:p text:style-name="P5"/>
      <text:p text:style-name="P5"/>
      <text:p text:style-name="P5">--&gt; norm(A)</text:p>
      <text:p text:style-name="P5"><text:soft-page-break/><text:s/>ans <text:s/>=</text:p>
      <text:p text:style-name="P5"/>
      <text:p text:style-name="P5"><text:s text:c="3"/>16.848103</text:p>
      <text:p text:style-name="P5"/>
      <text:p text:style-name="P5"/>
      <text:p text:style-name="P5">--&gt; cond(A)</text:p>
      <text:p text:style-name="P5"><text:s/>ans <text:s/>=</text:p>
      <text:p text:style-name="P5"/>
      <text:p text:style-name="P5"><text:s text:c="3"/>1.144D+17</text:p>
      <text:p text:style-name="P5"/>
      <text:p text:style-name="P5"/>
      <text:p text:style-name="P5">--&gt; spec(A)</text:p>
      <text:p text:style-name="P5"><text:s/>ans <text:s/>=</text:p>
      <text:p text:style-name="P5"/>
      <text:p text:style-name="P5"><text:s text:c="3"/>16.116844 <text:s/></text:p>
      <text:p text:style-name="P5"><text:s text:c="2"/>-1.116844 <text:s/></text:p>
      <text:p text:style-name="P5"><text:s text:c="2"/>-1.304D-15 <text:s/></text:p>
      <text:p text:style-name="P5"/>
      <text:p text:style-name="P5"/>
      <text:p text:style-name="P5">--&gt; inv(A)</text:p>
      <text:p text:style-name="P5"/>
      <text:p text:style-name="P5">inv: Задача вырождена.</text:p>
      <text:p text:style-name="P5"/>
      <text:p text:style-name="P5">--&gt; pinv(A)</text:p>
      <text:p text:style-name="P5"><text:s/>ans <text:s/>=</text:p>
      <text:p text:style-name="P5"/>
      <text:p text:style-name="P5"><text:s text:c="2"/>-0.6388889 <text:s/>-0.1666667 <text:s text:c="2"/>0.3055556</text:p>
      <text:p text:style-name="P5"><text:s text:c="2"/>-0.0555556 <text:s/>-2.463D-16 <text:s text:c="2"/>0.0555556</text:p>
      <text:p text:style-name="P5"><text:s text:c="3"/>0.5277778 <text:s text:c="2"/>0.1666667 <text:s/>-0.194444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1">Предмет: Основы компьютерной алгебры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28T00:10:35.243966007</dc:date>
    <meta:editing-duration>PT3H41M53S</meta:editing-duration>
    <meta:editing-cycles>36</meta:editing-cycles>
    <meta:generator>LibreOffice/7.0.1.2$Linux_X86_64 LibreOffice_project/7cbcfc562f6eb6708b5ff7d7397325de9e764452</meta:generator>
    <meta:document-statistic meta:table-count="0" meta:image-count="0" meta:object-count="0" meta:page-count="14" meta:paragraph-count="254" meta:word-count="830" meta:character-count="4273" meta:non-whitespace-character-count="2855"/>
  </office:meta>
</office:document-meta>
</file>